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9000000182861CC7DEDCEA5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solas">
      <style:text-properties style:font-name="Liberation Mono"/>
    </style:style>
    <style:style style:name="P2" style:family="paragraph" style:parent-style-name="Consolas">
      <style:text-properties style:font-name="Liberation Mono" officeooo:rsid="000df8e8" officeooo:paragraph-rsid="000df8e8"/>
    </style:style>
    <style:style style:name="P3" style:family="paragraph" style:parent-style-name="Consolas">
      <style:text-properties style:font-name="Liberation Mono" officeooo:rsid="000df8e8" officeooo:paragraph-rsid="00112c34"/>
    </style:style>
    <style:style style:name="P4" style:family="paragraph" style:parent-style-name="Consolas">
      <style:text-properties style:font-name="Liberation Mono" officeooo:rsid="000ee873" officeooo:paragraph-rsid="00100627"/>
    </style:style>
    <style:style style:name="P5" style:family="paragraph" style:parent-style-name="Consolas">
      <style:text-properties style:font-name="Liberation Mono" officeooo:rsid="000ee873" officeooo:paragraph-rsid="00112c34"/>
    </style:style>
    <style:style style:name="P6" style:family="paragraph" style:parent-style-name="Consolas">
      <style:text-properties style:font-name="Liberation Mono" fo:font-weight="normal" officeooo:rsid="00112c34" officeooo:paragraph-rsid="00112c34" style:font-weight-asian="normal" style:font-weight-complex="normal"/>
    </style:style>
    <style:style style:name="P7" style:family="paragraph" style:parent-style-name="Consolas">
      <style:text-properties style:font-name="Liberation Mono" fo:font-weight="normal" officeooo:rsid="00112c34" officeooo:paragraph-rsid="001230e2" style:font-weight-asian="normal" style:font-weight-complex="normal"/>
    </style:style>
    <style:style style:name="P8" style:family="paragraph" style:parent-style-name="Consolas">
      <style:text-properties style:font-name="Liberation Mono" officeooo:paragraph-rsid="001230e2"/>
    </style:style>
    <style:style style:name="P9" style:family="paragraph" style:parent-style-name="Consolas">
      <style:text-properties style:font-name="Liberation Mono" fo:font-style="normal" officeooo:rsid="000df8e8" officeooo:paragraph-rsid="000df8e8" style:font-style-asian="normal" style:font-style-complex="normal"/>
    </style:style>
    <style:style style:name="P10" style:family="paragraph" style:parent-style-name="Consolas">
      <style:text-properties style:font-name="Liberation Mono" fo:font-style="normal" officeooo:rsid="000df8e8" officeooo:paragraph-rsid="00112c34" style:font-style-asian="normal" style:font-style-complex="normal"/>
    </style:style>
    <style:style style:name="P11" style:family="paragraph" style:parent-style-name="Consolas">
      <style:text-properties style:font-name="Liberation Mono" fo:font-style="normal" officeooo:rsid="000ee873" officeooo:paragraph-rsid="000df8e8" style:font-style-asian="normal" style:font-style-complex="normal"/>
    </style:style>
    <style:style style:name="P12" style:family="paragraph" style:parent-style-name="Consolas">
      <style:text-properties style:font-name="Liberation Mono" fo:font-style="normal" officeooo:rsid="00100627" officeooo:paragraph-rsid="00100627" style:font-style-asian="normal" style:font-style-complex="normal"/>
    </style:style>
    <style:style style:name="P13" style:family="paragraph" style:parent-style-name="Consolas">
      <style:text-properties style:font-name="Liberation Mono" fo:font-style="normal" officeooo:rsid="00112c34" officeooo:paragraph-rsid="00112c34" style:font-style-asian="normal" style:font-style-complex="normal"/>
    </style:style>
    <style:style style:name="P14" style:family="paragraph" style:parent-style-name="Consolas">
      <style:text-properties style:font-name="Liberation Mono" fo:font-style="normal" officeooo:rsid="001254af" officeooo:paragraph-rsid="001230e2" style:font-style-asian="normal" style:font-style-complex="normal"/>
    </style:style>
    <style:style style:name="P15" style:family="paragraph" style:parent-style-name="Consolas">
      <style:text-properties style:font-name="Liberation Mono" fo:font-style="normal" fo:font-weight="bold" officeooo:rsid="00112c34" officeooo:paragraph-rsid="00112c34" style:font-style-asian="normal" style:font-weight-asian="bold" style:font-style-complex="normal" style:font-weight-complex="bold"/>
    </style:style>
    <style:style style:name="P16" style:family="paragraph" style:parent-style-name="Consolas">
      <style:text-properties style:font-name="Liberation Mono" fo:font-style="normal" fo:font-weight="bold" officeooo:rsid="001254af" officeooo:paragraph-rsid="001254af" style:font-style-asian="normal" style:font-weight-asian="bold" style:font-style-complex="normal" style:font-weight-complex="bold"/>
    </style:style>
    <style:style style:name="P17" style:family="paragraph" style:parent-style-name="Consolas">
      <style:text-properties style:font-name="Liberation Mono" fo:font-style="normal" fo:font-weight="normal" officeooo:rsid="00112c34" officeooo:paragraph-rsid="001230e2" style:font-style-asian="normal" style:font-weight-asian="normal" style:font-style-complex="normal" style:font-weight-complex="normal"/>
    </style:style>
    <style:style style:name="P18" style:family="paragraph" style:parent-style-name="Consolas">
      <style:text-properties style:font-name="Liberation Mono" fo:font-style="normal" fo:font-weight="normal" officeooo:rsid="00152719" officeooo:paragraph-rsid="0015f449" style:font-style-asian="normal" style:font-weight-asian="normal" style:font-style-complex="normal" style:font-weight-complex="normal"/>
    </style:style>
    <style:style style:name="P19" style:family="paragraph" style:parent-style-name="Consolas">
      <style:text-properties style:font-name="Liberation Mono" fo:font-style="normal" fo:font-weight="normal" officeooo:rsid="001254af" officeooo:paragraph-rsid="001254af" style:font-style-asian="normal" style:font-weight-asian="normal" style:font-style-complex="normal" style:font-weight-complex="normal"/>
    </style:style>
    <style:style style:name="P20" style:family="paragraph" style:parent-style-name="Consolas">
      <style:text-properties style:font-name="Liberation Mono" fo:font-style="normal" fo:font-weight="normal" officeooo:rsid="00192b44" officeooo:paragraph-rsid="00192b44" style:font-style-asian="normal" style:font-weight-asian="normal" style:font-style-complex="normal" style:font-weight-complex="normal"/>
    </style:style>
    <style:style style:name="P21" style:family="paragraph" style:parent-style-name="Consolas">
      <style:text-properties style:font-name="Liberation Mono" fo:font-style="normal" fo:font-weight="normal" officeooo:rsid="001eae80" officeooo:paragraph-rsid="001eae80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style:font-name="Liberation Mono" fo:font-style="normal" fo:font-weight="normal" officeooo:rsid="001eae80" officeooo:paragraph-rsid="001eae80" style:font-style-asian="normal" style:font-weight-asian="normal" style:font-style-complex="normal" style:font-weight-complex="normal"/>
    </style:style>
    <style:style style:name="P23" style:family="paragraph" style:parent-style-name="Consolas">
      <style:text-properties style:font-name="Liberation Mono" fo:font-style="normal" fo:font-weight="normal" officeooo:rsid="001eb7b1" officeooo:paragraph-rsid="001eb7b1" style:font-style-asian="normal" style:font-weight-asian="normal" style:font-style-complex="normal" style:font-weight-complex="normal"/>
    </style:style>
    <style:style style:name="P24" style:family="paragraph" style:parent-style-name="Consolas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25" style:family="paragraph" style:parent-style-name="Consolas">
      <style:text-properties style:font-name="Liberation Mono" fo:font-size="14pt" fo:font-style="normal" fo:font-weight="bold" officeooo:rsid="001c76d5" officeooo:paragraph-rsid="001c76d5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Preformatted_20_Text">
      <style:text-properties style:font-name="Liberation Mono" fo:font-size="14pt" fo:font-style="normal" fo:font-weight="bold" officeooo:rsid="001c76d5" officeooo:paragraph-rsid="001c76d5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Preformatted_20_Text">
      <style:text-properties style:font-name="Liberation Mono" fo:font-size="14pt" fo:font-style="normal" fo:font-weight="bold" officeooo:rsid="001e2252" officeooo:paragraph-rsid="001e225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Consolas">
      <style:text-properties style:font-name="Liberation Mono" fo:font-size="14pt" fo:font-style="normal" fo:font-weight="bold" officeooo:rsid="001e2252" officeooo:paragraph-rsid="001e51f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Consolas">
      <style:text-properties style:font-name="Liberation Mono" fo:font-size="12pt" fo:font-style="normal" fo:font-weight="normal" officeooo:rsid="001c76d5" officeooo:paragraph-rsid="001c76d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Consolas">
      <style:text-properties style:font-name="Liberation Mono" fo:font-size="12pt" fo:font-style="normal" fo:font-weight="normal" officeooo:rsid="001e2252" officeooo:paragraph-rsid="001e225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e873" style:font-style-asian="italic" style:font-style-complex="italic"/>
    </style:style>
    <style:style style:name="T3" style:family="text">
      <style:text-properties fo:font-style="italic" officeooo:rsid="00100627" style:font-style-asian="italic" style:font-style-complex="italic"/>
    </style:style>
    <style:style style:name="T4" style:family="text">
      <style:text-properties fo:font-style="italic" officeooo:rsid="001230e2" style:font-style-asian="italic" style:font-style-complex="italic"/>
    </style:style>
    <style:style style:name="T5" style:family="text">
      <style:text-properties fo:font-style="italic" officeooo:rsid="0017ebb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ee873" style:font-style-asian="normal" style:font-style-complex="normal"/>
    </style:style>
    <style:style style:name="T9" style:family="text">
      <style:text-properties fo:font-style="normal" officeooo:rsid="00100627" style:font-style-asian="normal" style:font-style-complex="normal"/>
    </style:style>
    <style:style style:name="T10" style:family="text">
      <style:text-properties fo:font-style="normal" officeooo:rsid="00112c34" style:font-style-asian="normal" style:font-style-complex="normal"/>
    </style:style>
    <style:style style:name="T11" style:family="text">
      <style:text-properties fo:font-style="normal" officeooo:rsid="001230e2" style:font-style-asian="normal" style:font-style-complex="normal"/>
    </style:style>
    <style:style style:name="T12" style:family="text">
      <style:text-properties fo:font-style="normal" officeooo:rsid="001254af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5f449"/>
    </style:style>
    <style:style style:name="T15" style:family="text">
      <style:text-properties officeooo:rsid="0017ebbc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e51f2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eae80" style:font-size-asian="10.5pt" style:font-weight-asian="normal" style:font-size-complex="12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officeooo:rsid="001eb7b1"/>
    </style:style>
    <style:style style:name="T21" style:family="text">
      <style:text-properties officeooo:rsid="00202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.oblig</text:p>
      <text:p text:style-name="P1"/>
      <text:p text:style-name="P24">Oppgave 1</text:p>
      <text:p text:style-name="P2"/>
      <text:p text:style-name="P2">det finnes en gobalt variabel <text:span text:style-name="T1">FIFO_PATH</text:span><text:span text:style-name="T7"> som definerer adressen til pipe programmet skal burke.</text:span></text:p>
      <text:p text:style-name="P9"/>
      <text:p text:style-name="P2">programmet main kjører 2 funksjoner: writer og reader.</text:p>
      <text:p text:style-name="P2"/>
      <text:p text:style-name="P3"><text:span text:style-name="T13">Funksjonen </text:span><text:span text:style-name="T6">writer</text:span><text:span text:style-name="T7"> </text:span></text:p>
      <text:p text:style-name="P10"/>
      <text:p text:style-name="P3"><text:span text:style-name="T10">Denne funksjonen </text:span><text:span text:style-name="T7">oppretter en array som inneholder en string, som senere skrives inn i pipe. Deretter brukes </text:span><text:span text:style-name="T8">system call </text:span><text:span text:style-name="T7">funksjonen </text:span><text:span text:style-name="T2">open</text:span><text:span text:style-name="T7"> </text:span><text:span text:style-name="T8">som oppgir stien til pipe og modus. I dette tilfellet er write-only mode. </text:span></text:p>
      <text:p text:style-name="P11"/>
      <text:p text:style-name="P4"><text:span text:style-name="T9">Den verdien som funksjonen open returnerer lagres i variabelen</text:span><text:span text:style-name="T3"> fd</text:span><text:span text:style-name="T9">. </text:span></text:p>
      <text:p text:style-name="P12">Dette er et lite non-negative tall som brukes senere som index som referer til posisjon.</text:p>
      <text:p text:style-name="P12"/>
      <text:p text:style-name="P5"><text:span text:style-name="T9">Deretter vil funksjonen</text:span><text:span text:style-name="T3"> write</text:span><text:span text:style-name="T9"> skrive «string-</text:span><text:span text:style-name="T10">en»</text:span><text:span text:style-name="T9"> </text:span><text:span text:style-name="T10">(message) i pipe, og printer «message» på terminalen.</text:span></text:p>
      <text:p text:style-name="P13">Programmet låser tilgang til posisjon til pipe.</text:p>
      <text:p text:style-name="P13"/>
      <text:p text:style-name="P15">Funksjonen reader</text:p>
      <text:p text:style-name="P15"/>
      <text:p text:style-name="P6"><text:span text:style-name="T7">Denne funksjonen skal lage plass nok til 100 elementer </text:span><text:span text:style-name="T11">(buffer)</text:span><text:span text:style-name="T7">.</text:span></text:p>
      <text:p text:style-name="P7"><text:span text:style-name="T7">Deretter skal funksjonen </text:span><text:span text:style-name="T1">open </text:span><text:span text:style-name="T7">brukes på </text:span><text:span text:style-name="T11">nesten </text:span><text:span text:style-name="T7">samme måten som ble brukt i funksjonen </text:span><text:span text:style-name="T1">write.</text:span><text:span text:style-name="T7"> </text:span><text:span text:style-name="T11">Men her skal funksjonen </text:span><text:span text:style-name="T4">open </text:span><text:span text:style-name="T11">åpne pipe ved hjelp av </text:span><text:span text:style-name="T4">FIFO_PATH i read-only mode.</text:span></text:p>
      <text:p text:style-name="P17"><text:s/></text:p>
      <text:p text:style-name="P8"><text:span text:style-name="T11">deretter vil </text:span><text:span text:style-name="T12">funksjonen read lese meldingen (message) skrevet inn i pipe og legre det i buffer.</text:span></text:p>
      <text:p text:style-name="P14"/>
      <text:p text:style-name="P14"/>
      <text:p text:style-name="P16">Main funksjon</text:p>
      <text:p text:style-name="P16"/>
      <text:p text:style-name="P16"/>
      <text:p text:style-name="P18">Oppretter en variabel med type PID, <text:span text:style-name="T14">og et FIFO med retigheter 0666 (skrive og leseretigheter). Fork funskjonen gjør mulig å lage en kopi av </text:span><text:span text:style-name="T15">PID objektet(Parent). Kopien kalles child og har null som verdi. Child kjører funksjonen </text:span><text:span text:style-name="T5">write</text:span><text:span text:style-name="T15"> og Parent prosessen skal kjøre</text:span><text:span text:style-name="T5"> reader </text:span><text:span text:style-name="T15">funsjonen.</text:span></text:p>
      <text:p text:style-name="P18"/>
      <text:p text:style-name="P20">«named pipe» er et kommunikasjonspunkt mellom 2 forsklellige prosesser (child og parent) som utføres først en funksjon som skriver en melding og andre process som leser Meldingen. </text:p>
      <text:p text:style-name="P18"><text:s/></text:p>
      <text:p text:style-name="P18"/>
      <text:p text:style-name="P18"/>
      <text:p text:style-name="P25"/>
      <text:p text:style-name="P25"/>
      <text:p text:style-name="P25"><text:soft-page-break/></text:p>
      <text:p text:style-name="P25">Oppgave 3</text:p>
      <text:p text:style-name="P25"/>
      <text:p text:style-name="P25">a)</text:p>
      <text:p text:style-name="P29"/>
      <text:p text:style-name="P26"><text:span text:style-name="Source_20_Text"><text:span text:style-name="T16">./read_shm ; ./write_shm</text:span></text:span></text:p>
      <text:p text:style-name="P26"><draw:frame draw:style-name="fr1" draw:name="Image1" text:anchor-type="char" svg:x="0.102in" svg:y="0.1665in" svg:width="3.4272in" svg:height="0.25in" draw:z-index="0"><draw:image xlink:href="Pictures/1000000100000149000000182861CC7DEDCEA51A.png" xlink:type="simple" xlink:show="embed" xlink:actuate="onLoad" draw:mime-type="image/png"/></draw:frame><text:span text:style-name="Source_20_Text"><text:span text:style-name="T16"/></text:span></text:p>
      <text:p text:style-name="P26"><text:span text:style-name="Source_20_Text"><text:span text:style-name="T16"/></text:span></text:p>
      <text:p text:style-name="P26"><text:span text:style-name="Source_20_Text"><text:span text:style-name="T16"/></text:span></text:p>
      <text:p text:style-name="P29"/>
      <text:p text:style-name="P30">forklaring: verdien til sum1 er null fordi programmet read leser en tomt array. Write programmet har ikke skrevet noe før read programmet ble kjørt.</text:p>
      <text:p text:style-name="P30"/>
      <text:p text:style-name="P30"/>
      <text:p text:style-name="P30">b)</text:p>
      <text:p text:style-name="P30"/>
      <text:p text:style-name="P27"><text:span text:style-name="Source_20_Text"><text:span text:style-name="T16">./write_shm ; ./read_shm</text:span></text:span></text:p>
      <text:p text:style-name="P30"/>
      <text:p text:style-name="P30">sum1 = 50000005000000, sum2 = 50000005000000</text:p>
      <text:p text:style-name="P30"/>
      <text:p text:style-name="P28"><text:span text:style-name="T16">forklaring: </text:span><text:span text:style-name="T17">write programmet skriver inn i array A (felles array) alle tall fra 1 til </text:span><text:span text:style-name="T16">10000000. </text:span><text:span text:style-name="T17">deretter kjøres Read programmet som skal lese verdien til hvert element i Arrayen A og lagre en summering av disse i variabel sum1.</text:span><text:span text:style-name="T18">Deretter write printer verdien til sum1 og sum2, begge er like.</text:span></text:p>
      <text:p text:style-name="P19"/>
      <text:p text:style-name="P21">c)</text:p>
      <text:p text:style-name="P21"/>
      <text:p text:style-name="P22"><text:span text:style-name="Source_20_Text"><text:span text:style-name="T19">(./write_shm &amp;) ; ./read_shm</text:span></text:span></text:p>
      <text:p text:style-name="P21"/>
      <text:p text:style-name="P21">forklaring: Dette minner meg oppgaver om koordinering mellom to eller flere funksjoner.Jeg kjørte flere ganger samme kommando, og fikk forskjellige verdier <text:span text:style-name="T20">som resultat av sum1. </text:span></text:p>
      <text:p text:style-name="P21"/>
      <text:p text:style-name="P23">Her kjøres barneprosesser uten mekanismer for å unngå race condition i minnehåndtering. Når to prosesser kjøres samtidig uten <text:s text:c="2"/>f.eks. Mutex, <text:span text:style-name="T21">wait, signal og andre metoder for koordinering</text:span>. <text:s text:c="2"/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solas" style:family="paragraph" style:parent-style-name="Standard">
      <style:text-properties fo:language="nb" fo:country="NO" officeooo:rsid="000ca1b2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46:20.080146318</meta:creation-date>
    <dc:date>2023-10-17T18:51:26.983621754</dc:date>
    <meta:editing-duration>PT12M3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31" meta:word-count="384" meta:character-count="2466" meta:non-whitespace-character-count="2099"/>
  </office:meta>
</office:document-meta>
</file>